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/>
      <style:text-properties fo:language="es" fo:country="ES"/>
    </style:style>
    <style:style style:name="P2" style:parent-style-name="Párrafodelista" style:list-style-name="LFO1" style:family="paragraph">
      <style:text-properties fo:language="es" fo:country="ES"/>
    </style:style>
    <style:style style:name="P3" style:parent-style-name="Párrafodelista" style:list-style-name="LFO1" style:family="paragraph">
      <style:text-properties fo:language="es" fo:country="ES"/>
    </style:style>
    <style:style style:name="P4" style:parent-style-name="Párrafodelista" style:list-style-name="LFO1" style:family="paragraph">
      <style:text-properties fo:language="es" fo:country="ES"/>
    </style:style>
    <style:style style:name="P5" style:parent-style-name="Párrafodelista" style:list-style-name="LFO1" style:family="paragraph">
      <style:text-properties fo:language="es" fo:country="ES"/>
    </style:style>
    <style:style style:name="P6" style:parent-style-name="Párrafodelista" style:list-style-name="LFO1" style:family="paragraph"/>
    <style:style style:name="T7" style:parent-style-name="Fuentedepárrafopredeter." style:family="text">
      <style:text-properties fo:color="#FF0000" fo:language="es" fo:country="ES"/>
    </style:style>
    <style:style style:name="T8" style:parent-style-name="Fuentedepárrafopredeter." style:family="text">
      <style:text-properties fo:language="es" fo:country="ES" style:language-asian="es" style:country-asian="ES"/>
    </style:style>
    <style:style style:name="P9" style:parent-style-name="Título3" style:family="paragraph">
      <style:paragraph-properties fo:margin-top="0in" fo:margin-bottom="0in"/>
    </style:style>
    <style:style style:name="TableColumn11" style:family="table-column">
      <style:table-column-properties style:column-width="0.9965in" style:use-optimal-column-width="false"/>
    </style:style>
    <style:style style:name="TableColumn12" style:family="table-column">
      <style:table-column-properties style:column-width="5.4965in" style:use-optimal-column-width="false"/>
    </style:style>
    <style:style style:name="Table10" style:family="table">
      <style:table-properties style:width="6.493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language="es" fo:country="ES"/>
    </style:style>
    <style:style style:name="P18" style:parent-style-name="Normal" style:family="paragraph">
      <style:paragraph-properties fo:margin-bottom="0in" fo:line-height="100%"/>
      <style:text-properties fo:language="es" fo:country="ES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language="es" fo:country="ES"/>
    </style:style>
    <style:style style:name="P24" style:parent-style-name="Normal" style:family="paragraph">
      <style:paragraph-properties fo:margin-bottom="0in" fo:line-height="100%"/>
      <style:text-properties fo:language="es" fo:country="ES"/>
    </style:style>
    <style:style style:name="P25" style:parent-style-name="Normal" style:family="paragraph">
      <style:paragraph-properties fo:margin-bottom="0in" fo:line-height="100%"/>
      <style:text-properties fo:language="es" fo:country="ES"/>
    </style:style>
    <style:style style:name="P26" style:parent-style-name="Normal" style:family="paragraph">
      <style:paragraph-properties fo:margin-bottom="0in" fo:line-height="100%"/>
      <style:text-properties fo:language="es" fo:country="ES"/>
    </style:style>
    <style:style style:name="P27" style:parent-style-name="Normal" style:family="paragraph">
      <style:paragraph-properties fo:margin-bottom="0in" fo:line-height="100%"/>
      <style:text-properties fo:language="es" fo:country="ES"/>
    </style:style>
    <style:style style:name="P28" style:parent-style-name="Normal" style:family="paragraph">
      <style:paragraph-properties fo:margin-bottom="0in" fo:line-height="100%"/>
      <style:text-properties fo:language="es" fo:country="ES"/>
    </style:style>
    <style:style style:name="P29" style:parent-style-name="Normal" style:family="paragraph">
      <style:paragraph-properties fo:margin-bottom="0in" fo:line-height="100%"/>
      <style:text-properties fo:language="es" fo:country="ES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language="es" fo:country="E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language="es" fo:country="ES"/>
    </style:style>
    <style:style style:name="P35" style:parent-style-name="Normal" style:family="paragraph">
      <style:text-properties fo:language="es" fo:country="ES"/>
    </style:style>
    <style:style style:name="TableColumn37" style:family="table-column">
      <style:table-column-properties style:column-width="0.65in"/>
    </style:style>
    <style:style style:name="TableColumn38" style:family="table-column">
      <style:table-column-properties style:column-width="5.8437in"/>
    </style:style>
    <style:style style:name="Table36" style:family="table">
      <style:table-properties style:width="6.4937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language="es" fo:country="ES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language="es" fo:country="ES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language="es" fo:country="E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language="es" fo:country="ES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language="es" fo:country="ES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language="es" fo:country="ES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language="es" fo:country="E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language="es" fo:country="ES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language="es" fo:country="ES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language="es" fo:country="ES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language="es" fo:country="ES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language="es" fo:country="ES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language="es" fo:country="ES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language="es" fo:country="ES"/>
    </style:style>
    <style:style style:name="P74" style:parent-style-name="Normal" style:family="paragraph">
      <style:text-properties fo:language="es" fo:country="ES"/>
    </style:style>
    <style:style style:name="P75" style:parent-style-name="Título3" style:family="paragraph">
      <style:paragraph-properties fo:break-before="page"/>
      <style:text-properties fo:language="es" fo:country="ES"/>
    </style:style>
    <style:style style:name="T76" style:parent-style-name="Fuentedepárrafopredeter." style:family="text">
      <style:text-properties fo:language="es" fo:country="ES" style:language-asian="es" style:country-asian="ES"/>
    </style:style>
    <style:style style:name="P77" style:parent-style-name="Título3" style:family="paragraph">
      <style:paragraph-properties fo:margin-top="0in" fo:margin-bottom="0in"/>
    </style:style>
    <style:style style:name="TableColumn79" style:family="table-column">
      <style:table-column-properties style:column-width="0.9965in" style:use-optimal-column-width="false"/>
    </style:style>
    <style:style style:name="TableColumn80" style:family="table-column">
      <style:table-column-properties style:column-width="5.4965in" style:use-optimal-column-width="false"/>
    </style:style>
    <style:style style:name="Table78" style:family="table">
      <style:table-properties style:width="6.493in" fo:margin-left="0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language="es" fo:country="ES"/>
    </style:style>
    <style:style style:name="P86" style:parent-style-name="Normal" style:family="paragraph">
      <style:paragraph-properties fo:margin-bottom="0in" fo:line-height="100%"/>
      <style:text-properties fo:language="es" fo:country="ES"/>
    </style:style>
    <style:style style:name="P87" style:parent-style-name="Normal" style:family="paragraph">
      <style:paragraph-properties fo:margin-bottom="0in" fo:line-height="100%"/>
      <style:text-properties fo:language="es" fo:country="ES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language="es" fo:country="ES"/>
    </style:style>
    <style:style style:name="P93" style:parent-style-name="Normal" style:family="paragraph">
      <style:paragraph-properties fo:margin-bottom="0in" fo:line-height="100%"/>
    </style:style>
    <style:style style:name="T94" style:parent-style-name="DefaultParagraphFont" style:family="text">
      <style:text-properties fo:language="es" fo:country="ES"/>
    </style:style>
    <style:style style:name="T95" style:parent-style-name="DefaultParagraphFont" style:family="text">
      <style:text-properties fo:language="es" fo:country="ES"/>
    </style:style>
    <style:style style:name="T96" style:parent-style-name="DefaultParagraphFont" style:family="text">
      <style:text-properties fo:color="#EE0000" fo:background-color="#FFFF00" fo:language="es" fo:country="ES"/>
    </style:style>
    <style:style style:name="P97" style:parent-style-name="Normal" style:family="paragraph">
      <style:paragraph-properties fo:margin-bottom="0in" fo:line-height="100%"/>
      <style:text-properties fo:language="es" fo:country="ES"/>
    </style:style>
    <style:style style:name="P98" style:parent-style-name="Normal" style:family="paragraph">
      <style:paragraph-properties fo:margin-bottom="0in" fo:line-height="100%"/>
      <style:text-properties fo:language="es" fo:country="ES"/>
    </style:style>
    <style:style style:name="P99" style:parent-style-name="Normal" style:family="paragraph">
      <style:paragraph-properties fo:margin-bottom="0in" fo:line-height="100%"/>
      <style:text-properties fo:language="es" fo:country="ES"/>
    </style:style>
    <style:style style:name="P100" style:parent-style-name="Normal" style:family="paragraph">
      <style:paragraph-properties fo:margin-bottom="0in" fo:line-height="100%"/>
      <style:text-properties fo:language="es" fo:country="ES"/>
    </style:style>
    <style:style style:name="P101" style:parent-style-name="Normal" style:family="paragraph">
      <style:paragraph-properties fo:margin-bottom="0in" fo:line-height="100%"/>
      <style:text-properties fo:language="es" fo:country="ES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language="es" fo:country="ES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language="es" fo:country="ES"/>
    </style:style>
    <style:style style:name="P107" style:parent-style-name="Normal" style:family="paragraph">
      <style:text-properties fo:language="es" fo:country="ES"/>
    </style:style>
    <style:style style:name="P108" style:parent-style-name="Normal" style:family="paragraph">
      <style:text-properties fo:language="es" fo:country="ES"/>
    </style:style>
    <style:style style:name="TableColumn110" style:family="table-column">
      <style:table-column-properties style:column-width="0.65in"/>
    </style:style>
    <style:style style:name="TableColumn111" style:family="table-column">
      <style:table-column-properties style:column-width="5.8437in"/>
    </style:style>
    <style:style style:name="Table109" style:family="table">
      <style:table-properties style:width="6.4937in" fo:margin-left="0in" table:align="lef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language="es" fo:country="ES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language="es" fo:country="ES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language="es" fo:country="ES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122" style:parent-style-name="DefaultParagraphFont" style:family="text">
      <style:text-properties fo:language="es" fo:country="ES"/>
    </style:style>
    <style:style style:name="T123" style:parent-style-name="DefaultParagraphFont" style:family="text">
      <style:text-properties fo:color="#EE0000" fo:background-color="#FFFF00" fo:language="es" fo:country="ES"/>
    </style:style>
    <style:style style:name="T124" style:parent-style-name="DefaultParagraphFont" style:family="text">
      <style:text-properties fo:color="#EE0000" fo:language="es" fo:country="ES"/>
    </style:style>
    <style:style style:name="T125" style:parent-style-name="DefaultParagraphFont" style:family="text">
      <style:text-properties fo:language="es" fo:country="ES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fo:language="es" fo:country="ES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fo:language="es" fo:country="ES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language="es" fo:country="E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language="es" fo:country="ES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language="es" fo:country="ES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language="es" fo:country="ES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fo:language="es" fo:country="ES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language="es" fo:country="ES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fo:language="es" fo:country="ES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language="es" fo:country="ES"/>
    </style:style>
    <style:style style:name="P151" style:parent-style-name="Normal" style:family="paragraph">
      <style:text-properties fo:language="es" fo:country="ES"/>
    </style:style>
    <style:style style:name="P152" style:parent-style-name="Normal" style:family="paragraph">
      <style:text-properties fo:language="es" fo:country="ES"/>
    </style:style>
    <style:style style:name="P153" style:parent-style-name="Encabezadonivel1" style:family="paragraph">
      <style:text-properties fo:language="es" fo:country="ES"/>
    </style:style>
    <style:style style:name="P154" style:parent-style-name="Encabezadonivel1" style:family="paragraph">
      <style:paragraph-properties fo:break-before="page"/>
    </style:style>
    <style:style style:name="T155" style:parent-style-name="Fuentedepárrafopredeter." style:family="text">
      <style:text-properties fo:language="es" fo:country="ES" style:language-asian="es" style:country-asian="ES"/>
    </style:style>
    <style:style style:name="P156" style:parent-style-name="Título3" style:family="paragraph">
      <style:paragraph-properties fo:break-before="page" fo:margin-top="0in" fo:margin-bottom="0in"/>
    </style:style>
    <style:style style:name="TableColumn158" style:family="table-column">
      <style:table-column-properties style:column-width="0.9965in" style:use-optimal-column-width="false"/>
    </style:style>
    <style:style style:name="TableColumn159" style:family="table-column">
      <style:table-column-properties style:column-width="5.8159in" style:use-optimal-column-width="false"/>
    </style:style>
    <style:style style:name="Table157" style:family="table">
      <style:table-properties style:width="6.8125in" fo:margin-left="-0.0104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fo:language="es" fo:country="ES"/>
    </style:style>
    <style:style style:name="P165" style:parent-style-name="Normal" style:family="paragraph">
      <style:paragraph-properties fo:margin-bottom="0in" fo:line-height="100%"/>
      <style:text-properties fo:language="es" fo:country="ES"/>
    </style:style>
    <style:style style:name="P166" style:parent-style-name="Normal" style:family="paragraph">
      <style:paragraph-properties fo:margin-bottom="0in" fo:line-height="100%"/>
      <style:text-properties fo:language="es" fo:country="ES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fo:language="es" fo:country="ES"/>
    </style:style>
    <style:style style:name="P172" style:parent-style-name="Normal" style:family="paragraph">
      <style:paragraph-properties fo:margin-bottom="0in" fo:line-height="100%"/>
      <style:text-properties fo:language="es" fo:country="ES"/>
    </style:style>
    <style:style style:name="P173" style:parent-style-name="Normal" style:family="paragraph">
      <style:paragraph-properties fo:margin-bottom="0in" fo:line-height="100%"/>
      <style:text-properties fo:language="es" fo:country="ES"/>
    </style:style>
    <style:style style:name="P174" style:parent-style-name="Normal" style:family="paragraph">
      <style:paragraph-properties fo:margin-bottom="0in" fo:line-height="100%"/>
      <style:text-properties fo:language="es" fo:country="ES"/>
    </style:style>
    <style:style style:name="P175" style:parent-style-name="Normal" style:family="paragraph">
      <style:paragraph-properties fo:margin-bottom="0in" fo:line-height="100%"/>
      <style:text-properties fo:language="es" fo:country="ES"/>
    </style:style>
    <style:style style:name="P176" style:parent-style-name="Normal" style:family="paragraph">
      <style:paragraph-properties fo:margin-bottom="0in" fo:line-height="100%"/>
      <style:text-properties fo:language="es" fo:country="ES"/>
    </style:style>
    <style:style style:name="P177" style:parent-style-name="Normal" style:family="paragraph">
      <style:paragraph-properties fo:margin-bottom="0in" fo:line-height="100%"/>
      <style:text-properties fo:language="es" fo:country="ES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fo:language="es" fo:country="ES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fo:language="es" fo:country="ES"/>
    </style:style>
    <style:style style:name="P183" style:parent-style-name="Normal" style:family="paragraph">
      <style:text-properties fo:language="es" fo:country="ES"/>
    </style:style>
    <style:style style:name="T184" style:parent-style-name="Fuentedepárrafopredeter." style:family="text">
      <style:text-properties fo:language="es" fo:country="ES" style:language-asian="es" style:country-asian="ES"/>
    </style:style>
    <style:style style:name="P185" style:parent-style-name="Título3" style:family="paragraph">
      <style:paragraph-properties fo:margin-top="0in" fo:margin-bottom="0in"/>
    </style:style>
    <style:style style:name="T186" style:parent-style-name="Fuentedepárrafopredeter." style:family="text">
      <style:text-properties fo:language="es" fo:country="ES"/>
    </style:style>
    <style:style style:name="P187" style:parent-style-name="Normal" style:family="paragraph">
      <style:text-properties fo:language="es" fo:country="ES"/>
    </style:style>
    <style:style style:name="P188" style:parent-style-name="Normal" style:family="paragraph">
      <style:text-properties fo:language="es" fo:country="ES"/>
    </style:style>
    <style:style style:name="P189" style:parent-style-name="Normal" style:family="paragraph">
      <style:text-properties fo:language="es" fo:country="ES"/>
    </style:style>
    <style:style style:name="P190" style:parent-style-name="Normal" style:family="paragraph">
      <style:text-properties fo:language="es" fo:country="ES"/>
    </style:style>
    <style:style style:name="T191" style:parent-style-name="Fuentedepárrafopredeter." style:family="text">
      <style:text-properties fo:language="es" fo:country="ES" style:language-asian="es" style:country-asian="ES"/>
    </style:style>
    <style:style style:name="P192" style:parent-style-name="Título3" style:family="paragraph">
      <style:paragraph-properties fo:margin-top="0in" fo:margin-bottom="0in"/>
    </style:style>
    <style:style style:name="T193" style:parent-style-name="Fuentedepárrafopredeter." style:family="text">
      <style:text-properties fo:language="es" fo:country="ES"/>
    </style:style>
    <style:style style:name="S1" style:family="section">
      <style:section-properties fo:margin-left="0in" fo:margin-right="0in" style:writing-mode="lr-tb">
        <style:columns fo:column-count="3">
          <style:column style:rel-width="3300*" fo:start-indent="0in" fo:end-indent="0.1in"/>
          <style:column style:rel-width="3300*" fo:start-indent="0.1in" fo:end-indent="0.1in"/>
          <style:column style:rel-width="3300*" fo:start-indent="0.1in" fo:end-indent="0in"/>
        </style:columns>
      </style:section-properties>
    </style:style>
    <style:style style:name="P194" style:parent-style-name="Normal" style:family="paragraph">
      <style:text-properties fo:language="es" fo:country="ES"/>
    </style:style>
    <style:style style:name="P195" style:parent-style-name="Normal" style:family="paragraph">
      <style:text-properties fo:language="es" fo:country="ES"/>
    </style:style>
    <style:style style:name="P196" style:parent-style-name="Normal" style:family="paragraph">
      <style:text-properties fo:language="es" fo:country="ES"/>
    </style:style>
    <style:style style:name="P197" style:parent-style-name="Normal" style:family="paragraph">
      <style:text-properties fo:language="es" fo:country="ES"/>
    </style:style>
    <style:style style:name="S2" style:family="section">
      <style:section-properties fo:margin-left="0in" fo:margin-right="0in" style:writing-mode="lr-tb"/>
    </style:style>
    <style:style style:name="P198" style:parent-style-name="Normal" style:family="paragraph">
      <style:text-properties fo:language="es" fo:country="ES"/>
    </style:style>
    <style:style style:name="T199" style:parent-style-name="Fuentedepárrafopredeter." style:family="text">
      <style:text-properties fo:language="es" fo:country="ES" style:language-asian="es" style:country-asian="ES"/>
    </style:style>
    <style:style style:name="P200" style:parent-style-name="Título3" style:family="paragraph">
      <style:paragraph-properties fo:margin-top="0in" fo:margin-bottom="0in"/>
    </style:style>
    <style:style style:name="T201" style:parent-style-name="Fuentedepárrafopredeter." style:family="text">
      <style:text-properties fo:language="es" fo:country="ES"/>
    </style:style>
    <style:style style:name="S3" style:family="section">
      <style:section-properties fo:margin-left="0in" fo:margin-right="0in" style:writing-mode="lr-tb">
        <style:columns fo:column-count="3">
          <style:column style:rel-width="3300*" fo:start-indent="0in" fo:end-indent="0.1in"/>
          <style:column style:rel-width="3300*" fo:start-indent="0.1in" fo:end-indent="0.1in"/>
          <style:column style:rel-width="3300*" fo:start-indent="0.1in" fo:end-indent="0in"/>
        </style:columns>
      </style:section-properties>
    </style:style>
    <style:style style:name="P202" style:parent-style-name="Normal" style:family="paragraph">
      <style:text-properties fo:language="es" fo:country="ES"/>
    </style:style>
    <style:style style:name="P203" style:parent-style-name="Normal" style:family="paragraph">
      <style:text-properties fo:language="es" fo:country="ES"/>
    </style:style>
    <style:style style:name="P204" style:parent-style-name="Normal" style:family="paragraph">
      <style:text-properties fo:language="es" fo:country="ES"/>
    </style:style>
    <style:style style:name="P205" style:parent-style-name="Normal" style:family="paragraph">
      <style:text-properties fo:language="es" fo:country="ES"/>
    </style:style>
    <style:style style:name="S4" style:family="section">
      <style:section-properties fo:margin-left="0in" fo:margin-right="0in" style:writing-mode="lr-tb"/>
    </style:style>
    <style:style style:name="P206" style:parent-style-name="Normal" style:family="paragraph">
      <style:text-properties fo:language="es" fo:country="ES"/>
    </style:style>
    <style:style style:name="T207" style:parent-style-name="Fuentedepárrafopredeter." style:family="text">
      <style:text-properties fo:language="es" fo:country="ES" style:language-asian="es" style:country-asian="ES"/>
    </style:style>
    <style:style style:name="P208" style:parent-style-name="Título3" style:family="paragraph">
      <style:paragraph-properties fo:margin-top="0in" fo:margin-bottom="0in"/>
    </style:style>
    <style:style style:name="T209" style:parent-style-name="Fuentedepárrafopredeter." style:family="text">
      <style:text-properties fo:language="es" fo:country="ES"/>
    </style:style>
    <style:style style:name="S5" style:family="section">
      <style:section-properties fo:margin-left="0in" fo:margin-right="0in" style:writing-mode="lr-tb">
        <style:columns fo:column-count="3">
          <style:column style:rel-width="3300*" fo:start-indent="0in" fo:end-indent="0.1in"/>
          <style:column style:rel-width="3300*" fo:start-indent="0.1in" fo:end-indent="0.1in"/>
          <style:column style:rel-width="3300*" fo:start-indent="0.1in" fo:end-indent="0in"/>
        </style:columns>
      </style:section-properties>
    </style:style>
    <style:style style:name="P210" style:parent-style-name="Normal" style:family="paragraph">
      <style:text-properties fo:language="es" fo:country="ES"/>
    </style:style>
    <style:style style:name="P211" style:parent-style-name="Normal" style:family="paragraph">
      <style:text-properties fo:language="es" fo:country="ES"/>
    </style:style>
    <style:style style:name="P212" style:parent-style-name="Normal" style:family="paragraph">
      <style:text-properties fo:language="es" fo:country="ES"/>
    </style:style>
    <style:style style:name="P213" style:parent-style-name="Normal" style:family="paragraph">
      <style:text-properties fo:language="es" fo:country="ES"/>
    </style:style>
    <style:style style:name="T214" style:parent-style-name="Fuentedepárrafopredeter." style:family="text">
      <style:text-properties fo:language="es" fo:country="ES"/>
    </style:style>
    <style:style style:name="S6" style:family="section">
      <style:section-properties fo:margin-left="0in" fo:margin-right="0in" style:writing-mode="lr-tb"/>
    </style:style>
    <style:style style:name="P215" style:parent-style-name="Normal" style:family="paragraph">
      <style:text-properties fo:language="es" fo:country="ES"/>
    </style:style>
    <style:style style:name="T216" style:parent-style-name="Fuentedepárrafopredeter." style:family="text">
      <style:text-properties fo:language="es" fo:country="ES" style:language-asian="es" style:country-asian="ES"/>
    </style:style>
    <style:style style:name="P217" style:parent-style-name="Título3" style:family="paragraph">
      <style:paragraph-properties fo:margin-top="0in" fo:margin-bottom="0in"/>
    </style:style>
    <style:style style:name="T218" style:parent-style-name="Fuentedepárrafopredeter." style:family="text">
      <style:text-properties fo:language="es" fo:country="ES"/>
    </style:style>
    <style:style style:name="S7" style:family="section">
      <style:section-properties fo:margin-left="0in" fo:margin-right="0in" style:writing-mode="lr-tb">
        <style:columns fo:column-count="2">
          <style:column style:rel-width="4950*" fo:start-indent="0in" fo:end-indent="0.1in"/>
          <style:column style:rel-width="4950*" fo:start-indent="0.1in" fo:end-indent="0in"/>
        </style:columns>
      </style:section-properties>
    </style:style>
    <style:style style:name="P219" style:parent-style-name="Normal" style:family="paragraph">
      <style:text-properties fo:language="es" fo:country="ES"/>
    </style:style>
    <style:style style:name="P220" style:parent-style-name="Normal" style:family="paragraph">
      <style:text-properties fo:language="es" fo:country="ES"/>
    </style:style>
    <style:style style:name="P221" style:parent-style-name="Normal" style:family="paragraph">
      <style:text-properties fo:language="es" fo:country="ES"/>
    </style:style>
    <style:style style:name="S8" style:family="section">
      <style:section-properties fo:margin-left="0in" fo:margin-right="0in" style:writing-mode="lr-tb"/>
    </style:style>
    <style:style style:name="P222" style:parent-style-name="Normal" style:family="paragraph">
      <style:text-properties fo:language="es" fo:country="ES"/>
    </style:style>
    <style:style style:name="T223" style:parent-style-name="Fuentedepárrafopredeter." style:family="text">
      <style:text-properties fo:language="es" fo:country="ES" style:language-asian="es" style:country-asian="ES"/>
    </style:style>
    <style:style style:name="P224" style:parent-style-name="Título3" style:family="paragraph">
      <style:paragraph-properties fo:margin-top="0in" fo:margin-bottom="0in"/>
    </style:style>
    <style:style style:name="T225" style:parent-style-name="Fuentedepárrafopredeter." style:family="text">
      <style:text-properties fo:language="es" fo:country="ES"/>
    </style:style>
    <style:style style:name="P226" style:parent-style-name="Normal" style:family="paragraph">
      <style:text-properties fo:language="es" fo:country="ES"/>
    </style:style>
    <style:style style:name="P227" style:parent-style-name="Normal" style:family="paragraph">
      <style:text-properties fo:language="es" fo:country="ES"/>
    </style:style>
    <style:style style:name="P228" style:parent-style-name="Normal" style:family="paragraph">
      <style:text-properties fo:language="es" fo:country="ES"/>
    </style:style>
    <style:style style:name="P229" style:parent-style-name="Normal" style:family="paragraph">
      <style:text-properties fo:language="es" fo:country="ES"/>
    </style:style>
    <style:style style:name="P230" style:parent-style-name="Normal" style:family="paragraph">
      <style:text-properties fo:language="es" fo:country="ES"/>
    </style:style>
    <style:style style:name="P231" style:parent-style-name="Título1" style:family="paragraph">
      <style:text-properties fo:language="es" fo:country="ES"/>
    </style:style>
    <style:style style:name="P232" style:parent-style-name="Normal" style:family="paragraph">
      <style:text-properties style:font-name="Liberation Sans" style:font-name-asian="MS Gothic" style:font-name-complex="Tahoma" fo:font-weight="bold" style:font-weight-asian="bold" style:font-weight-complex="bold" fo:font-size="14pt" style:font-size-asian="14pt" style:font-size-complex="14pt"/>
    </style:style>
    <style:style style:name="TableColumn234" style:family="table-column">
      <style:table-column-properties style:column-width="0.9965in" style:use-optimal-column-width="false"/>
    </style:style>
    <style:style style:name="TableColumn235" style:family="table-column">
      <style:table-column-properties style:column-width="5.8159in" style:use-optimal-column-width="false"/>
    </style:style>
    <style:style style:name="Table233" style:family="table">
      <style:table-properties style:width="6.8125in" fo:margin-left="-0.0104in" table:align="lef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fo:language="es" fo:country="ES"/>
    </style:style>
    <style:style style:name="P241" style:parent-style-name="Normal" style:family="paragraph">
      <style:paragraph-properties fo:margin-bottom="0in" fo:line-height="100%"/>
      <style:text-properties fo:language="es" fo:country="ES"/>
    </style:style>
    <style:style style:name="P242" style:parent-style-name="Normal" style:family="paragraph">
      <style:paragraph-properties fo:margin-bottom="0in" fo:line-height="100%"/>
      <style:text-properties fo:language="es" fo:country="ES"/>
    </style:style>
    <style:style style:name="P243" style:parent-style-name="Normal" style:family="paragraph">
      <style:paragraph-properties fo:margin-bottom="0in" fo:line-height="100%"/>
      <style:text-properties fo:language="es" fo:country="ES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fo:language="es" fo:country="ES"/>
    </style:style>
    <style:style style:name="P249" style:parent-style-name="Normal" style:family="paragraph">
      <style:paragraph-properties fo:margin-bottom="0in" fo:line-height="100%"/>
      <style:text-properties fo:language="es" fo:country="ES"/>
    </style:style>
    <style:style style:name="P250" style:parent-style-name="Normal" style:family="paragraph">
      <style:paragraph-properties fo:margin-bottom="0in" fo:line-height="100%"/>
      <style:text-properties fo:language="es" fo:country="ES"/>
    </style:style>
    <style:style style:name="P251" style:parent-style-name="Normal" style:family="paragraph">
      <style:paragraph-properties fo:margin-bottom="0in" fo:line-height="100%"/>
      <style:text-properties fo:language="es" fo:country="ES"/>
    </style:style>
    <style:style style:name="P252" style:parent-style-name="Normal" style:family="paragraph">
      <style:paragraph-properties fo:margin-bottom="0in" fo:line-height="100%"/>
      <style:text-properties fo:language="es" fo:country="ES"/>
    </style:style>
    <style:style style:name="P253" style:parent-style-name="Normal" style:family="paragraph">
      <style:paragraph-properties fo:margin-bottom="0in" fo:line-height="100%"/>
      <style:text-properties fo:language="es" fo:country="ES"/>
    </style:style>
    <style:style style:name="P254" style:parent-style-name="Normal" style:family="paragraph">
      <style:paragraph-properties fo:margin-bottom="0in" fo:line-height="100%"/>
      <style:text-properties fo:language="es" fo:country="ES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fo:language="es" fo:country="ES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fo:language="es" fo:country="ES"/>
    </style:style>
    <style:style style:name="P260" style:parent-style-name="Normal" style:family="paragraph">
      <style:text-properties fo:language="es" fo:country="ES"/>
    </style:style>
    <style:style style:name="P261" style:parent-style-name="Normal" style:family="paragraph">
      <style:text-properties style:font-name="Liberation Sans" style:font-name-asian="MS Gothic" style:font-name-complex="Tahoma" fo:font-weight="bold" style:font-weight-asian="bold" style:font-weight-complex="bold" fo:font-size="14pt" style:font-size-asian="14pt" style:font-size-complex="14pt"/>
    </style:style>
    <style:style style:name="TableColumn263" style:family="table-column">
      <style:table-column-properties style:column-width="0.9965in" style:use-optimal-column-width="false"/>
    </style:style>
    <style:style style:name="TableColumn264" style:family="table-column">
      <style:table-column-properties style:column-width="5.8159in" style:use-optimal-column-width="false"/>
    </style:style>
    <style:style style:name="Table262" style:family="table">
      <style:table-properties style:width="6.8125in" fo:margin-left="-0.0104in" table:align="lef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fo:language="es" fo:country="ES"/>
    </style:style>
    <style:style style:name="P270" style:parent-style-name="Normal" style:family="paragraph">
      <style:paragraph-properties fo:margin-bottom="0in" fo:line-height="100%"/>
      <style:text-properties fo:language="es" fo:country="ES"/>
    </style:style>
    <style:style style:name="P271" style:parent-style-name="Normal" style:family="paragraph">
      <style:paragraph-properties fo:margin-bottom="0in" fo:line-height="100%"/>
      <style:text-properties fo:language="es" fo:country="ES"/>
    </style:style>
    <style:style style:name="P272" style:parent-style-name="Normal" style:family="paragraph">
      <style:paragraph-properties fo:margin-bottom="0in" fo:line-height="100%"/>
      <style:text-properties fo:language="es" fo:country="ES"/>
    </style:style>
    <style:style style:name="P273" style:parent-style-name="Normal" style:family="paragraph">
      <style:paragraph-properties fo:margin-bottom="0in" fo:line-height="100%"/>
      <style:text-properties fo:language="es" fo:country="ES"/>
    </style:style>
    <style:style style:name="P274" style:parent-style-name="Normal" style:family="paragraph">
      <style:paragraph-properties fo:margin-bottom="0in" fo:line-height="100%"/>
      <style:text-properties fo:language="es" fo:country="ES"/>
    </style:style>
    <style:style style:name="P275" style:parent-style-name="Normal" style:family="paragraph">
      <style:paragraph-properties fo:margin-bottom="0in" fo:line-height="100%"/>
      <style:text-properties fo:language="es" fo:country="ES"/>
    </style:style>
    <style:style style:name="P276" style:parent-style-name="Normal" style:family="paragraph">
      <style:paragraph-properties fo:margin-bottom="0in" fo:line-height="100%"/>
      <style:text-properties fo:language="es" fo:country="ES"/>
    </style:style>
    <style:style style:name="P277" style:parent-style-name="Normal" style:family="paragraph">
      <style:paragraph-properties fo:margin-bottom="0in" fo:line-height="100%"/>
      <style:text-properties fo:language="es" fo:country="ES"/>
    </style:style>
    <style:style style:name="P278" style:parent-style-name="Normal" style:family="paragraph">
      <style:paragraph-properties fo:margin-bottom="0in" fo:line-height="100%"/>
      <style:text-properties fo:language="es" fo:country="ES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  <style:text-properties fo:language="es" fo:country="ES"/>
    </style:style>
    <style:style style:name="P284" style:parent-style-name="Normal" style:family="paragraph">
      <style:paragraph-properties fo:margin-bottom="0in" fo:line-height="100%"/>
      <style:text-properties fo:language="es" fo:country="ES"/>
    </style:style>
    <style:style style:name="P285" style:parent-style-name="Normal" style:family="paragraph">
      <style:paragraph-properties fo:margin-bottom="0in" fo:line-height="100%"/>
      <style:text-properties fo:language="es" fo:country="ES"/>
    </style:style>
    <style:style style:name="P286" style:parent-style-name="Normal" style:family="paragraph">
      <style:paragraph-properties fo:margin-bottom="0in" fo:line-height="100%"/>
      <style:text-properties fo:language="es" fo:country="ES"/>
    </style:style>
    <style:style style:name="P287" style:parent-style-name="Normal" style:family="paragraph">
      <style:paragraph-properties fo:margin-bottom="0in" fo:line-height="100%"/>
      <style:text-properties fo:language="es" fo:country="ES"/>
    </style:style>
    <style:style style:name="P288" style:parent-style-name="Normal" style:family="paragraph">
      <style:paragraph-properties fo:margin-bottom="0in" fo:line-height="100%"/>
      <style:text-properties fo:language="es" fo:country="ES"/>
    </style:style>
    <style:style style:name="P289" style:parent-style-name="Normal" style:family="paragraph">
      <style:paragraph-properties fo:margin-bottom="0in" fo:line-height="100%"/>
      <style:text-properties fo:language="es" fo:country="ES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  <style:text-properties fo:language="es" fo:country="ES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  <style:text-properties fo:language="es" fo:country="ES"/>
    </style:style>
    <style:style style:name="P295" style:parent-style-name="Normal" style:family="paragraph">
      <style:text-properties style:font-name="Liberation Sans" style:font-name-asian="MS Gothic" style:font-name-complex="Tahoma" fo:font-weight="bold" style:font-weight-asian="bold" style:font-weight-complex="bold" fo:font-size="14pt" style:font-size-asian="14pt" style:font-size-complex="14pt"/>
    </style:style>
    <style:style style:name="P296" style:parent-style-name="Normal" style:family="paragraph">
      <style:text-properties style:font-name="Liberation Sans" style:font-name-asian="MS Gothic" style:font-name-complex="Tahoma" fo:font-weight="bold" style:font-weight-asian="bold" style:font-weight-complex="bold" fo:font-size="14pt" style:font-size-asian="14pt" style:font-size-complex="14pt"/>
    </style:style>
    <style:style style:name="TableColumn298" style:family="table-column">
      <style:table-column-properties style:column-width="0.9965in" style:use-optimal-column-width="false"/>
    </style:style>
    <style:style style:name="TableColumn299" style:family="table-column">
      <style:table-column-properties style:column-width="5.8159in" style:use-optimal-column-width="false"/>
    </style:style>
    <style:style style:name="Table297" style:family="table">
      <style:table-properties style:width="6.8125in" fo:margin-left="-0.0104in" table:align="lef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  <style:text-properties fo:language="es" fo:country="ES"/>
    </style:style>
    <style:style style:name="P305" style:parent-style-name="Normal" style:family="paragraph">
      <style:paragraph-properties fo:margin-bottom="0in" fo:line-height="100%"/>
      <style:text-properties fo:language="es" fo:country="ES"/>
    </style:style>
    <style:style style:name="P306" style:parent-style-name="Normal" style:family="paragraph">
      <style:paragraph-properties fo:margin-bottom="0in" fo:line-height="100%"/>
      <style:text-properties fo:language="es" fo:country="ES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  <style:text-properties fo:language="es" fo:country="ES"/>
    </style:style>
    <style:style style:name="P312" style:parent-style-name="Normal" style:family="paragraph">
      <style:paragraph-properties fo:margin-bottom="0in" fo:line-height="100%"/>
      <style:text-properties fo:language="es" fo:country="ES"/>
    </style:style>
    <style:style style:name="P313" style:parent-style-name="Normal" style:family="paragraph">
      <style:paragraph-properties fo:margin-bottom="0in" fo:line-height="100%"/>
      <style:text-properties fo:language="es" fo:country="ES"/>
    </style:style>
    <style:style style:name="P314" style:parent-style-name="Normal" style:family="paragraph">
      <style:paragraph-properties fo:margin-bottom="0in" fo:line-height="100%"/>
      <style:text-properties fo:language="es" fo:country="ES"/>
    </style:style>
    <style:style style:name="P315" style:parent-style-name="Normal" style:family="paragraph">
      <style:paragraph-properties fo:margin-bottom="0in" fo:line-height="100%"/>
      <style:text-properties fo:language="es" fo:country="ES"/>
    </style:style>
    <style:style style:name="P316" style:parent-style-name="Normal" style:family="paragraph">
      <style:paragraph-properties fo:margin-bottom="0in" fo:line-height="100%"/>
      <style:text-properties fo:language="es" fo:country="ES"/>
    </style:style>
    <style:style style:name="P317" style:parent-style-name="Normal" style:family="paragraph">
      <style:paragraph-properties fo:margin-bottom="0in" fo:line-height="100%"/>
      <style:text-properties fo:language="es" fo:country="ES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  <style:text-properties fo:language="es" fo:country="ES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  <style:text-properties fo:language="es" fo:country="ES"/>
    </style:style>
    <style:style style:name="P323" style:parent-style-name="Normal" style:family="paragraph">
      <style:text-properties style:font-name="Liberation Sans" style:font-name-asian="MS Gothic" style:font-name-complex="Tahoma" fo:font-weight="bold" style:font-weight-asian="bold" style:font-weight-complex="bold" fo:font-size="14pt" style:font-size-asian="14pt" style:font-size-complex="14pt"/>
    </style:style>
    <style:style style:name="P324" style:parent-style-name="Normal" style:family="paragraph">
      <style:text-properties style:font-name="Liberation Sans" style:font-name-asian="MS Gothic" style:font-name-complex="Tahoma" fo:font-weight="bold" style:font-weight-asian="bold" style:font-weight-complex="bold" fo:font-size="14pt" style:font-size-asian="14pt" style:font-size-complex="14pt"/>
    </style:style>
    <style:style style:name="TableColumn326" style:family="table-column">
      <style:table-column-properties style:column-width="0.9965in" style:use-optimal-column-width="false"/>
    </style:style>
    <style:style style:name="TableColumn327" style:family="table-column">
      <style:table-column-properties style:column-width="5.8159in" style:use-optimal-column-width="false"/>
    </style:style>
    <style:style style:name="Table325" style:family="table">
      <style:table-properties style:width="6.8125in" fo:margin-left="-0.0104in" table:align="lef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  <style:text-properties fo:language="es" fo:country="ES"/>
    </style:style>
    <style:style style:name="P333" style:parent-style-name="Normal" style:family="paragraph">
      <style:paragraph-properties fo:margin-bottom="0in" fo:line-height="100%"/>
      <style:text-properties fo:language="es" fo:country="ES"/>
    </style:style>
    <style:style style:name="P334" style:parent-style-name="Normal" style:family="paragraph">
      <style:paragraph-properties fo:margin-bottom="0in" fo:line-height="100%"/>
      <style:text-properties fo:language="es" fo:country="ES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  <style:text-properties fo:language="es" fo:country="ES"/>
    </style:style>
    <style:style style:name="P340" style:parent-style-name="Normal" style:family="paragraph">
      <style:paragraph-properties fo:margin-bottom="0in" fo:line-height="100%"/>
      <style:text-properties fo:language="es" fo:country="ES"/>
    </style:style>
    <style:style style:name="P341" style:parent-style-name="Normal" style:family="paragraph">
      <style:paragraph-properties fo:margin-bottom="0in" fo:line-height="100%"/>
      <style:text-properties fo:language="es" fo:country="ES"/>
    </style:style>
    <style:style style:name="P342" style:parent-style-name="Normal" style:family="paragraph">
      <style:paragraph-properties fo:margin-bottom="0in" fo:line-height="100%"/>
      <style:text-properties fo:language="es" fo:country="ES"/>
    </style:style>
    <style:style style:name="P343" style:parent-style-name="Normal" style:family="paragraph">
      <style:paragraph-properties fo:margin-bottom="0in" fo:line-height="100%"/>
      <style:text-properties fo:language="es" fo:country="ES"/>
    </style:style>
    <style:style style:name="P344" style:parent-style-name="Normal" style:family="paragraph">
      <style:paragraph-properties fo:margin-bottom="0in" fo:line-height="100%"/>
      <style:text-properties fo:language="es" fo:country="ES"/>
    </style:style>
    <style:style style:name="P345" style:parent-style-name="Normal" style:family="paragraph">
      <style:paragraph-properties fo:margin-bottom="0in" fo:line-height="100%"/>
      <style:text-properties fo:language="es" fo:country="ES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fo:language="es" fo:country="ES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fo:language="es" fo:country="ES"/>
    </style:style>
    <style:style style:name="P351" style:parent-style-name="Normal" style:family="paragraph">
      <style:text-properties style:font-name="Liberation Sans" style:font-name-asian="MS Gothic" style:font-name-complex="Tahoma" fo:font-weight="bold" style:font-weight-asian="bold" style:font-weight-complex="bold" fo:font-size="14pt" style:font-size-asian="14pt" style:font-size-complex="14pt"/>
    </style:style>
    <style:style style:name="P352" style:parent-style-name="Normal" style:family="paragraph">
      <style:text-properties style:font-name="Liberation Sans" style:font-name-asian="MS Gothic" style:font-name-complex="Tahoma" fo:font-weight="bold" style:font-weight-asian="bold" style:font-weight-complex="bold" fo:font-size="14pt" style:font-size-asian="14pt" style:font-size-complex="14pt"/>
    </style:style>
    <style:style style:name="TableColumn354" style:family="table-column">
      <style:table-column-properties style:column-width="0.9965in" style:use-optimal-column-width="false"/>
    </style:style>
    <style:style style:name="TableColumn355" style:family="table-column">
      <style:table-column-properties style:column-width="5.8159in" style:use-optimal-column-width="false"/>
    </style:style>
    <style:style style:name="Table353" style:family="table">
      <style:table-properties style:width="6.8125in" fo:margin-left="-0.0104in" table:align="lef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  <style:text-properties fo:language="es" fo:country="ES"/>
    </style:style>
    <style:style style:name="P361" style:parent-style-name="Normal" style:family="paragraph">
      <style:paragraph-properties fo:margin-bottom="0in" fo:line-height="100%"/>
      <style:text-properties fo:language="es" fo:country="ES"/>
    </style:style>
    <style:style style:name="P362" style:parent-style-name="Normal" style:family="paragraph">
      <style:paragraph-properties fo:margin-bottom="0in" fo:line-height="100%"/>
      <style:text-properties fo:language="es" fo:country="ES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  <style:text-properties fo:language="es" fo:country="ES"/>
    </style:style>
    <style:style style:name="P368" style:parent-style-name="Normal" style:family="paragraph">
      <style:paragraph-properties fo:margin-bottom="0in" fo:line-height="100%"/>
      <style:text-properties fo:language="es" fo:country="ES"/>
    </style:style>
    <style:style style:name="P369" style:parent-style-name="Normal" style:family="paragraph">
      <style:paragraph-properties fo:margin-bottom="0in" fo:line-height="100%"/>
      <style:text-properties fo:language="es" fo:country="ES"/>
    </style:style>
    <style:style style:name="P370" style:parent-style-name="Normal" style:family="paragraph">
      <style:paragraph-properties fo:margin-bottom="0in" fo:line-height="100%"/>
      <style:text-properties fo:language="es" fo:country="ES"/>
    </style:style>
    <style:style style:name="P371" style:parent-style-name="Normal" style:family="paragraph">
      <style:paragraph-properties fo:margin-bottom="0in" fo:line-height="100%"/>
      <style:text-properties fo:language="es" fo:country="ES"/>
    </style:style>
    <style:style style:name="P372" style:parent-style-name="Normal" style:family="paragraph">
      <style:paragraph-properties fo:margin-bottom="0in" fo:line-height="100%"/>
      <style:text-properties fo:language="es" fo:country="ES"/>
    </style:style>
    <style:style style:name="P373" style:parent-style-name="Normal" style:family="paragraph">
      <style:paragraph-properties fo:margin-bottom="0in" fo:line-height="100%"/>
      <style:text-properties fo:language="es" fo:country="ES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  <style:text-properties fo:language="es" fo:country="ES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  <style:text-properties fo:language="es" fo:country="ES"/>
    </style:style>
    <style:style style:name="P379" style:parent-style-name="Normal" style:family="paragraph">
      <style:text-properties fo:language="es" fo:country="ES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Catálogos</text:h>
      <text:h text:style-name="Título3" text:outline-level="3">Nota:</text:h>
      <text:list text:style-name="LFO1" text:continue-numbering="true">
        <text:list-item>
          <text:p text:style-name="P2">Todos los accesos devuelven la respuesta en estructura entidad, es decir, acceso claro de todos sus atributos.</text:p>
        </text:list-item>
        <text:list-item>
          <text:p text:style-name="P3">En caso de haber un error, se devuelve la razón.</text:p>
        </text:list-item>
        <text:list-item>
          <text:p text:style-name="P4">La eliminación de un documento siempre será LOGICA, para dejar trazabilidad. La misma siempre se realizará siempre que de ese elemento no dependa otro en jerarquía.</text:p>
        </text:list-item>
        <text:list-item>
          <text:p text:style-name="P5">Trz: significa que se hace un registro de la acción que se realizó, error y por quien.</text:p>
        </text:list-item>
        <text:list-item>
          <text:p text:style-name="P6"><text:span text:style-name="T7">Actualización todo por body</text:span></text:p>
        </text:list-item>
      </text:list>
      <text:h text:style-name="Título3" text:outline-level="3"><text:span text:style-name="T8"><draw:frame draw:id="id0" draw:style-name="a0" draw:name="Frame9" text:anchor-type="as-char" svg:x="0in" svg:y="0in" svg:width="0in" svg:height="0in" style:rel-width="scale" style:rel-height="scale"><draw:text-box><text:h text:style-name="P9" text:outline-level="3">Provincia:</text:h></draw:text-box><svg:title/><svg:desc/></draw:frame></text:span></text:h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Collection</text:p>
          </table:table-cell>
          <table:table-cell table:style-name="TableCell16">
            <text:p text:style-name="P17">provinces</text:p>
            <text:p text:style-name="P18">name: nombre de la provincia</text:p>
          </table:table-cell>
        </table:table-row>
        <table:table-row table:style-name="TableRow19">
          <table:table-cell table:style-name="TableCell20">
            <text:p text:style-name="P21">Controlador</text:p>
          </table:table-cell>
          <table:table-cell table:style-name="TableCell22">
            <text:p text:style-name="P23">province</text:p>
            <text:p text:style-name="P24">create(name)[Trz]: mínimo 3 letras,único</text:p>
            <text:p text:style-name="P25">findAll(paginaActual,cantidaXPagina): <text:s/>se devuelven todos los elementos en paginación</text:p>
            <text:p text:style-name="P26">findOne(id): devuelve los atributos de ese documento en especifico</text:p>
            <text:p text:style-name="P27">update(id,datos)[Trz]: <text:s/>se actualizan los datos de ese elemento en específico.</text:p>
            <text:p text:style-name="P28">remove(id)[Trz]: elimina de forma lógica el elemento</text:p>
            <text:p text:style-name="P29">search(criterio): se busca en criterios de nombre</text:p>
          </table:table-cell>
        </table:table-row>
        <table:table-row table:style-name="TableRow30">
          <table:table-cell table:style-name="TableCell31">
            <text:p text:style-name="P32">Dependencia</text:p>
          </table:table-cell>
          <table:table-cell table:style-name="TableCell33">
            <text:p text:style-name="P34">no</text:p>
          </table:table-cell>
        </table:table-row>
      </table:table>
      <text:p text:style-name="P35">Pruebas:</text:p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Accion</text:p>
          </table:table-cell>
          <table:table-cell table:style-name="TableCell42">
            <text:p text:style-name="P43">Reglas</text:p>
          </table:table-cell>
        </table:table-row>
        <table:table-row table:style-name="TableRow44">
          <table:table-cell table:style-name="TableCell45">
            <text:p text:style-name="P46">Create</text:p>
          </table:table-cell>
          <table:table-cell table:style-name="TableCell47">
            <text:p text:style-name="P48">-vacío o menos de 3 [ Da el error, Ok ] <text:s/>-duplicado [ Da el error, Ok ] <text:s/>-crear [ Da el elemento, Ok ]</text:p>
          </table:table-cell>
        </table:table-row>
        <table:table-row table:style-name="TableRow49">
          <table:table-cell table:style-name="TableCell50">
            <text:p text:style-name="P51">findAll</text:p>
          </table:table-cell>
          <table:table-cell table:style-name="TableCell52">
            <text:p text:style-name="P53">-se devuelven todos [ Da los elementos, Ok ]</text:p>
          </table:table-cell>
        </table:table-row>
        <table:table-row table:style-name="TableRow54">
          <table:table-cell table:style-name="TableCell55">
            <text:p text:style-name="P56">findOne</text:p>
          </table:table-cell>
          <table:table-cell table:style-name="TableCell57">
            <text:p text:style-name="P58">- se devuelve [ Da el elemento, Ok ] <text:s/>-error en Id [ Da el error, Ok ]</text:p>
          </table:table-cell>
        </table:table-row>
        <table:table-row table:style-name="TableRow59">
          <table:table-cell table:style-name="TableCell60">
            <text:p text:style-name="P61">update</text:p>
          </table:table-cell>
          <table:table-cell table:style-name="TableCell62">
            <text:p text:style-name="P63">-menos de 3 [ Da el error, Ok ] <text:s/>-error en Id [ Da el error, Ok ] -actualizar [ Da el elemento, Ok ]</text:p>
          </table:table-cell>
        </table:table-row>
        <table:table-row table:style-name="TableRow64">
          <table:table-cell table:style-name="TableCell65">
            <text:p text:style-name="P66">remove</text:p>
          </table:table-cell>
          <table:table-cell table:style-name="TableCell67">
            <text:p text:style-name="P68">-error en Id [ Da el error, Ok ] -actualizar isDeleted [ Da el elemento, Ok ] -error en si tiene hijos [ Da el error, Ok ]</text:p>
          </table:table-cell>
        </table:table-row>
        <table:table-row table:style-name="TableRow69">
          <table:table-cell table:style-name="TableCell70">
            <text:p text:style-name="P71">search</text:p>
          </table:table-cell>
          <table:table-cell table:style-name="TableCell72">
            <text:p text:style-name="P73">- se devuelve [ Da el elemento, Ok ] <text:s/></text:p>
          </table:table-cell>
        </table:table-row>
      </table:table>
      <text:p text:style-name="P74"/>
      <text:h text:style-name="P75" text:outline-level="3"/>
      <text:h text:style-name="Título3" text:outline-level="3"><text:span text:style-name="T76"><draw:frame draw:id="id1" draw:style-name="a1" draw:name="Frame8" text:anchor-type="as-char" svg:x="0in" svg:y="0in" svg:width="0in" svg:height="0in" style:rel-width="scale" style:rel-height="scale"><draw:text-box><text:h text:style-name="P77" text:outline-level="3">Municipios:</text:h></draw:text-box><svg:title/><svg:desc/></draw:frame></text:span><text:s/></text:h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Collection</text:p>
          </table:table-cell>
          <table:table-cell table:style-name="TableCell84">
            <text:p text:style-name="P85">municipalities</text:p>
            <text:p text:style-name="P86">name: nombre del municipio</text:p>
            <text:p text:style-name="P87">province:id de la provincia</text:p>
          </table:table-cell>
        </table:table-row>
        <table:table-row table:style-name="TableRow88">
          <table:table-cell table:style-name="TableCell89">
            <text:p text:style-name="P90">Controlador</text:p>
          </table:table-cell>
          <table:table-cell table:style-name="TableCell91">
            <text:p text:style-name="P92">municipality</text:p>
            <text:p text:style-name="P93"><text:span text:style-name="T94">create(name,province)[Trz]: mínimo 3 letras, único y provincia id valido</text:span><text:span text:style-name="T95">,</text:span><text:span text:style-name="T96"><text:s/>No puede existir en la misma provincia</text:span></text:p>
            <text:p text:style-name="P97">findAll(paginaActual,cantidaXPagina): se devuelven todos los elementos en paginación</text:p>
            <text:p text:style-name="P98">findOne(id): devuelve los atributos de ese documento en especifico</text:p>
            <text:p text:style-name="P99">update(id,datos)[Trz]:se actualizan los datos de ese elemento en específico.</text:p>
            <text:p text:style-name="P100">remove(id)[Trz]: elimina de forma lógica el elemento</text:p>
            <text:p text:style-name="P101">search(criterio): se busca en criterios de nombre</text:p>
          </table:table-cell>
        </table:table-row>
        <table:table-row table:style-name="TableRow102">
          <table:table-cell table:style-name="TableCell103">
            <text:p text:style-name="P104">Dependencia</text:p>
          </table:table-cell>
          <table:table-cell table:style-name="TableCell105">
            <text:p text:style-name="P106">provincia</text:p>
          </table:table-cell>
        </table:table-row>
      </table:table>
      <text:p text:style-name="P107"/>
      <text:p text:style-name="P108">Pruebas:</text:p>
      <table:table table:style-name="Table109">
        <table:table-columns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P114">Accion</text:p>
          </table:table-cell>
          <table:table-cell table:style-name="TableCell115">
            <text:p text:style-name="P116">Reglas</text:p>
          </table:table-cell>
        </table:table-row>
        <table:table-row table:style-name="TableRow117">
          <table:table-cell table:style-name="TableCell118">
            <text:p text:style-name="P119">Create</text:p>
          </table:table-cell>
          <table:table-cell table:style-name="TableCell120">
            <text:p text:style-name="P121"><text:span text:style-name="T122">-vacío o menos de 3 [ Da el error, Ok ] <text:s/>-duplicado<text:s/></text:span><text:span text:style-name="T123">No puede existir en la misma provincia</text:span><text:span text:style-name="T124"><text:s/></text:span><text:span text:style-name="T125">[ Da el error, Ok ] <text:s/>-crear [ Da el elemento, Ok ]</text:span></text:p>
          </table:table-cell>
        </table:table-row>
        <table:table-row table:style-name="TableRow126">
          <table:table-cell table:style-name="TableCell127">
            <text:p text:style-name="P128">findAll</text:p>
          </table:table-cell>
          <table:table-cell table:style-name="TableCell129">
            <text:p text:style-name="P130">-se devuelven todos [ Da los elementos, Ok ]</text:p>
          </table:table-cell>
        </table:table-row>
        <table:table-row table:style-name="TableRow131">
          <table:table-cell table:style-name="TableCell132">
            <text:p text:style-name="P133">findOne</text:p>
          </table:table-cell>
          <table:table-cell table:style-name="TableCell134">
            <text:p text:style-name="P135">- se devuelve [ Da el elemento, Ok ] <text:s/>-error en Id [ Da el error, Ok ]</text:p>
          </table:table-cell>
        </table:table-row>
        <table:table-row table:style-name="TableRow136">
          <table:table-cell table:style-name="TableCell137">
            <text:p text:style-name="P138">update</text:p>
          </table:table-cell>
          <table:table-cell table:style-name="TableCell139">
            <text:p text:style-name="P140">-menos de 3 [ Da el error, Ok ] <text:s/>-error en Id [ Da el error, Ok ] -actualizar [ Da el elemento, Ok ]</text:p>
          </table:table-cell>
        </table:table-row>
        <table:table-row table:style-name="TableRow141">
          <table:table-cell table:style-name="TableCell142">
            <text:p text:style-name="P143">remove</text:p>
          </table:table-cell>
          <table:table-cell table:style-name="TableCell144">
            <text:p text:style-name="P145">-error en Id [ Da el error, Ok ] -error si tiene hijos [ Da el error, Ok ] -actualizar isDeleted [ Da el elemento, Ok ]</text:p>
          </table:table-cell>
        </table:table-row>
        <table:table-row table:style-name="TableRow146">
          <table:table-cell table:style-name="TableCell147">
            <text:p text:style-name="P148">search</text:p>
          </table:table-cell>
          <table:table-cell table:style-name="TableCell149">
            <text:p text:style-name="P150">- se devuelve [ Da el elemento, Ok ] <text:s/></text:p>
          </table:table-cell>
        </table:table-row>
      </table:table>
      <text:p text:style-name="P151"/>
      <text:p text:style-name="P152"/>
      <text:p text:style-name="P153"/>
      <text:soft-page-break/>
      <text:p text:style-name="P154"><text:span text:style-name="T155"><draw:frame draw:id="id2" draw:style-name="a2" draw:name="Frame7" text:anchor-type="as-char" svg:x="0in" svg:y="0in" svg:width="0in" svg:height="0in" style:rel-width="scale" style:rel-height="scale"><draw:text-box><text:h text:style-name="P156" text:outline-level="3">Tipo de entidad:</text:h></draw:text-box><svg:title/><svg:desc/></draw:frame></text:span><text:s/></text:p>
      <table:table table:style-name="Table157">
        <table:table-columns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>
            <text:p text:style-name="P162">Collection</text:p>
          </table:table-cell>
          <table:table-cell table:style-name="TableCell163">
            <text:p text:style-name="P164">entity_type</text:p>
            <text:p text:style-name="P165">name: nombre del tipo de entidad</text:p>
            <text:p text:style-name="P166">hierarchy: nivel de jerarquia</text:p>
          </table:table-cell>
        </table:table-row>
        <table:table-row table:style-name="TableRow167">
          <table:table-cell table:style-name="TableCell168">
            <text:p text:style-name="P169">Controlador</text:p>
          </table:table-cell>
          <table:table-cell table:style-name="TableCell170">
            <text:p text:style-name="P171">entity-type</text:p>
            <text:p text:style-name="P172">create(name,hierarchy)[Trz]: mínimo 3 letras, único y orden jerárquico del 0(Ministerio) hasta el 4(Instituciones)</text:p>
            <text:p text:style-name="P173">findAll(paginaActual,cantidaXPagina):se devuelven todos los elementos en paginación</text:p>
            <text:p text:style-name="P174">findOne(id):devuelve los atributos de ese documento en especifico</text:p>
            <text:p text:style-name="P175">update(id,datos)[Trz]:se actualizan los datos de ese elemento en específico.</text:p>
            <text:p text:style-name="P176">remove(id)[Trz]: elimina de forma lógica el elemento</text:p>
            <text:p text:style-name="P177">search(criterio):se busca en criterios de nombre</text:p>
          </table:table-cell>
        </table:table-row>
        <table:table-row table:style-name="TableRow178">
          <table:table-cell table:style-name="TableCell179">
            <text:p text:style-name="P180">Dependencia</text:p>
          </table:table-cell>
          <table:table-cell table:style-name="TableCell181">
            <text:p text:style-name="P182">no</text:p>
          </table:table-cell>
        </table:table-row>
      </table:table>
      <text:p text:style-name="P183"/>
      <text:p text:style-name="Normal"><text:span text:style-name="T184"><draw:frame draw:id="id3" draw:style-name="a3" draw:name="Frame6" text:anchor-type="as-char" svg:x="0in" svg:y="0in" svg:width="0in" svg:height="0in" style:rel-width="scale" style:rel-height="scale"><draw:text-box><text:h text:style-name="P185" text:outline-level="3">Nomenclador_TiposDeActividadCultural</text:h></draw:text-box><svg:title/><svg:desc/></draw:frame></text:span><text:span text:style-name="T186">{</text:span></text:p>
      <text:p text:style-name="P187"><text:s text:c="4"/>'TCA'= 'Taller Creación Artística',</text:p>
      <text:p text:style-name="P188"><text:s text:c="4"/>'TA'= 'Taller Apreciación Artística',</text:p>
      <text:p text:style-name="P189"><text:s text:c="4"/>'AIC' = 'Actividad Institución Cultural'</text:p>
      <text:p text:style-name="P190">}</text:p>
      <text:p text:style-name="Normal"><text:span text:style-name="T191"><draw:frame draw:id="id4" draw:style-name="a4" draw:name="Frame5" text:anchor-type="as-char" svg:x="0in" svg:y="0in" svg:width="0in" svg:height="0in" style:rel-width="scale" style:rel-height="scale"><draw:text-box><text:h text:style-name="P192" text:outline-level="3">Nomenclador_EstadosDeActividadCultural</text:h></draw:text-box><svg:title/><svg:desc/></draw:frame></text:span><text:span text:style-name="T193">{</text:span></text:p>
      <text:section text:name="Sect1" text:style-name="S1">
        <text:p text:style-name="P194"><text:s text:c="4"/>'P' = 'planificada',</text:p>
        <text:p text:style-name="P195"><text:s text:c="4"/>'R' = 'realizada',</text:p>
        <text:p text:style-name="P196"><text:s text:c="4"/>'S' = 'suspensa',</text:p>
        <text:p text:style-name="P197"><text:s text:c="4"/>'D' = 'Denegada'</text:p>
      </text:section>
      <text:section text:name="Sect2" text:style-name="S2">
        <text:p text:style-name="P198">}</text:p>
        <text:p text:style-name="Normal"><text:span text:style-name="T199"><draw:frame draw:id="id5" draw:style-name="a5" draw:name="Frame4" text:anchor-type="as-char" svg:x="0in" svg:y="0in" svg:width="0in" svg:height="0in" style:rel-width="scale" style:rel-height="scale"><draw:text-box><text:h text:style-name="P200" text:outline-level="3">Nomenclador_Clasifica_ContratoTalento</text:h></draw:text-box><svg:title/><svg:desc/></draw:frame></text:span><text:span text:style-name="T201">{</text:span></text:p>
      </text:section>
      <text:section text:name="Sect3" text:style-name="S3">
        <text:p text:style-name="P202"><text:s text:c="3"/>"M" = "Mipyme" , <text:s/></text:p>
        <text:p text:style-name="P203"><text:s text:c="4"/>"T" = "TCP" , <text:s text:c="2"/></text:p>
        <text:p text:style-name="P204"><text:s text:c="4"/>"P" = "Profesional" , <text:s text:c="2"/></text:p>
        <text:p text:style-name="P205"><text:s text:c="4"/>"A" = "Aficionado"</text:p>
      </text:section>
      <text:section text:name="Sect4" text:style-name="S4">
        <text:p text:style-name="P206">}</text:p>
        <text:p text:style-name="Normal"><text:span text:style-name="T207"><draw:frame draw:id="id6" draw:style-name="a6" draw:name="Frame3" text:anchor-type="as-char" svg:x="0in" svg:y="0in" svg:width="0in" svg:height="0in" style:rel-width="scale" style:rel-height="scale"><draw:text-box><text:h text:style-name="P208" text:outline-level="3">Nomenclador_GrupoEtareo</text:h></draw:text-box><svg:title/><svg:desc/></draw:frame></text:span><text:span text:style-name="T209">{</text:span></text:p>
      </text:section>
      <text:section text:name="Sect5" text:style-name="S5">
        <text:p text:style-name="P210"><text:s text:c="2"/>'N'='Niño (N)',</text:p>
        <text:p text:style-name="P211"><text:s text:c="4"/>'AD'='Adolescente (AD)',</text:p>
        <text:p text:style-name="P212"><text:s text:c="4"/>'J' ='Joven (J)',</text:p>
        <text:p text:style-name="P213"><text:s text:c="4"/>'A'= 'Adulto (A)',</text:p>
        <text:p text:style-name="Normal"><text:s text:c="4"/>'AM' = 'Adulto Mayor (AM)',</text:p>
        <text:p text:style-name="Normal"><text:s text:c="4"/><text:span text:style-name="T214">'PG' = 'Público General (PG)'</text:span></text:p>
      </text:section>
      <text:section text:name="Sect6" text:style-name="S6">
        <text:p text:style-name="P215">}</text:p>
        <text:p text:style-name="Normal"><text:span text:style-name="T216"><draw:frame draw:id="id7" draw:style-name="a7" draw:name="Frame2" text:anchor-type="as-char" svg:x="0in" svg:y="0in" svg:width="0in" svg:height="0in" style:rel-width="scale" style:rel-height="scale"><draw:text-box><text:h text:style-name="P217" text:outline-level="3">Nomenclador_Clasifica_ProgramasSociales</text:h></draw:text-box><svg:title/><svg:desc/></draw:frame></text:span><text:span text:style-name="T218">{</text:span></text:p>
      </text:section>
      <text:section text:name="Sect7" text:style-name="S7">
        <text:p text:style-name="P219"><text:s/>"Prov" = "Programa Social Provincial" , <text:s/></text:p>
        <text:p text:style-name="P220"><text:s text:c="4"/>"Prior" = "Programa Social Priorizado " , <text:s text:c="2"/></text:p>
        <text:p text:style-name="P221"><text:s text:c="4"/>"Espc" = "Programa Social Provinciales "</text:p>
      </text:section>
      <text:section text:name="Sect8" text:style-name="S8">
        <text:p text:style-name="P222">}</text:p>
        <text:soft-page-break/>
        <text:p text:style-name="Normal"><text:span text:style-name="T223"><draw:frame draw:id="id8" draw:style-name="a8" draw:name="Frame1" text:anchor-type="as-char" svg:x="0in" svg:y="0in" svg:width="0in" svg:height="0in" style:rel-width="scale" style:rel-height="scale"><draw:text-box><text:h text:style-name="P224" text:outline-level="3">Clasifica_Nivel_EntidadCultural</text:h></draw:text-box><svg:title/><svg:desc/></draw:frame></text:span><text:span text:style-name="T225">{</text:span></text:p>
        <text:p text:style-name="P226"><text:s text:c="4"/>"Ncnl" = "Nivel Nacional " ,</text:p>
        <text:p text:style-name="P227"><text:s text:c="4"/>"Prov" = "Nivel Provincial" , <text:s/></text:p>
        <text:p text:style-name="P228"><text:s text:c="4"/>"Mnpl" = "Nivel Municipal " , <text:s text:c="2"/></text:p>
        <text:p text:style-name="P229"><text:s text:c="4"/>"Otra" = "Otra Institución" //ejemplo Domicilio</text:p>
        <text:p text:style-name="P230">}</text:p>
        <text:h text:style-name="P231" text:outline-level="1">Nomencladores</text:h>
        <text:p text:style-name="P232">Consejo Popular Municipal</text:p>
        <table:table table:style-name="Table233">
          <table:table-columns>
            <table:table-column table:style-name="TableColumn234"/>
            <table:table-column table:style-name="TableColumn235"/>
          </table:table-columns>
          <table:table-row table:style-name="TableRow236">
            <table:table-cell table:style-name="TableCell237">
              <text:p text:style-name="P238">Collection</text:p>
            </table:table-cell>
            <table:table-cell table:style-name="TableCell239">
              <text:p text:style-name="P240">consejopopular_municipal</text:p>
              <text:p text:style-name="P241">name: nombre del consejo popular</text:p>
              <text:p text:style-name="P242">province: id de la provincia</text:p>
              <text:p text:style-name="P243">municipality: id del municipio</text:p>
            </table:table-cell>
          </table:table-row>
          <table:table-row table:style-name="TableRow244">
            <table:table-cell table:style-name="TableCell245">
              <text:p text:style-name="P246">Controlador</text:p>
            </table:table-cell>
            <table:table-cell table:style-name="TableCell247">
              <text:p text:style-name="P248">consejopopular_municipality</text:p>
              <text:p text:style-name="P249">create(name,province,municipality)[Trz]:mínimo 3 letras, único y orden jerárquico de la provincia se tiene el municipio</text:p>
              <text:p text:style-name="P250">findAll(paginaActual,cantidaXPagina):se devuelven todos los elementos en paginación</text:p>
              <text:p text:style-name="P251">findOne(id):devuelve los atributos de ese documento en especifico</text:p>
              <text:p text:style-name="P252">update(id,datos)[Trz]: <text:s/>se actualizan los datos de ese elemento en específico.</text:p>
              <text:p text:style-name="P253">remove(id)[Trz]:elimina de forma lógica el elemento</text:p>
              <text:p text:style-name="P254">search(criterio):se busca en criterios de nombre, provincia y municipio</text:p>
            </table:table-cell>
          </table:table-row>
          <table:table-row table:style-name="TableRow255">
            <table:table-cell table:style-name="TableCell256">
              <text:p text:style-name="P257">Dependencia</text:p>
            </table:table-cell>
            <table:table-cell table:style-name="TableCell258">
              <text:p text:style-name="P259">Provincia=&gt;Municipio</text:p>
            </table:table-cell>
          </table:table-row>
        </table:table>
        <text:p text:style-name="P260"/>
        <text:p text:style-name="P261">Proyectos Socioculturales Comunitarios<text:s/></text:p>
        <table:table table:style-name="Table262">
          <table:table-columns>
            <table:table-column table:style-name="TableColumn263"/>
            <table:table-column table:style-name="TableColumn264"/>
          </table:table-columns>
          <table:table-row table:style-name="TableRow265">
            <table:table-cell table:style-name="TableCell266">
              <text:p text:style-name="P267">Collection</text:p>
            </table:table-cell>
            <table:table-cell table:style-name="TableCell268">
              <text:p text:style-name="P269">Proyecto_Sociocultural_Comunitario</text:p>
              <text:p text:style-name="P270">nombre: nombre del proyecto</text:p>
              <text:p text:style-name="P271">municipio: id municipio</text:p>
              <text:p text:style-name="P272"><text:s/>consejopopular_municipality: <text:s/>id consejo popular al que pertenece<text:s/></text:p>
              <text:p text:style-name="P273">direccion: dirección real</text:p>
              <text:p text:style-name="P274"><text:s text:c="4"/>gestor: nombre completo y opcional títulos profesionales. Pueden ser varios</text:p>
              <text:p text:style-name="P275"><text:s text:c="4"/>telefonos: teléfono del gestor;</text:p>
              <text:p text:style-name="P276"><text:s text:c="4"/>actividades: actividades que lo caracterizan</text:p>
              <text:p text:style-name="P277"><text:s text:c="4"/>aprobado: contrato que lo aprueba[acuerdo #x acta #x fecha día del mes del año]</text:p>
              <text:p text:style-name="P278"><text:s text:c="4"/>cancelado: contrato que lo cancela[acuerdo #x acta #x fecha día del mes del año]</text:p>
            </table:table-cell>
          </table:table-row>
          <table:table-row table:style-name="TableRow279">
            <table:table-cell table:style-name="TableCell280">
              <text:p text:style-name="P281">Controlador</text:p>
            </table:table-cell>
            <table:table-cell table:style-name="TableCell282">
              <text:p text:style-name="P283">entity-type</text:p>
              <text:p text:style-name="P284">create(name,hierarchy)[Trz]:mínimo 3 letras,único y orden jerarquico del 0(Ministerio) hasta el 4(Instituciones)</text:p>
              <text:p text:style-name="P285">findAll(paginaActual,cantidaXPagina):se devuelven todos los elementos en paginacion</text:p>
              <text:p text:style-name="P286">findOne(id):devuelve los atributos de ese documento en especifico</text:p>
              <text:p text:style-name="P287">update(id,datos)[Trz]:se actualizan los datos de ese elemento en especifico.</text:p>
              <text:p text:style-name="P288">remove(id)[Trz]:elimina de forma logica el elemento</text:p>
              <text:p text:style-name="P289">search(criterio):se busca en criterios de nombre</text:p>
            </table:table-cell>
          </table:table-row>
          <table:table-row table:style-name="TableRow290">
            <table:table-cell table:style-name="TableCell291">
              <text:p text:style-name="P292">Dependencia</text:p>
            </table:table-cell>
            <table:table-cell table:style-name="TableCell293">
              <text:p text:style-name="P294">provincia</text:p>
            </table:table-cell>
          </table:table-row>
        </table:table>
        <text:p text:style-name="P295"/>
        <text:soft-page-break/>
        <text:p text:style-name="P296">Comunidades en Transformación</text:p>
        <table:table table:style-name="Table297">
          <table:table-columns>
            <table:table-column table:style-name="TableColumn298"/>
            <table:table-column table:style-name="TableColumn299"/>
          </table:table-columns>
          <table:table-row table:style-name="TableRow300">
            <table:table-cell table:style-name="TableCell301">
              <text:p text:style-name="P302">Collection</text:p>
            </table:table-cell>
            <table:table-cell table:style-name="TableCell303">
              <text:p text:style-name="P304">entity_type</text:p>
              <text:p text:style-name="P305">name: nombre del tipo de entidad</text:p>
              <text:p text:style-name="P306">hierarchy: nivel de jerarquia</text:p>
            </table:table-cell>
          </table:table-row>
          <table:table-row table:style-name="TableRow307">
            <table:table-cell table:style-name="TableCell308">
              <text:p text:style-name="P309">Controlador</text:p>
            </table:table-cell>
            <table:table-cell table:style-name="TableCell310">
              <text:p text:style-name="P311">entity-type</text:p>
              <text:p text:style-name="P312">create(name,hierarchy)[Trz]:mínimo 3 letras,único y orden jerarquico del 0(Ministerio) hasta el 4(Instituciones)</text:p>
              <text:p text:style-name="P313">findAll(paginaActual,cantidaXPagina):se devuelven todos los elementos en paginacion</text:p>
              <text:p text:style-name="P314">findOne(id):devuelve los atributos de ese documento en especifico</text:p>
              <text:p text:style-name="P315">update(id,datos)[Trz]:se actualizan los datos de ese elemento en especifico.</text:p>
              <text:p text:style-name="P316">remove(id)[Trz]:elimina de forma logica el elemento</text:p>
              <text:p text:style-name="P317">search(criterio):se busca en criterios de nombre</text:p>
            </table:table-cell>
          </table:table-row>
          <table:table-row table:style-name="TableRow318">
            <table:table-cell table:style-name="TableCell319">
              <text:p text:style-name="P320">Dependencia</text:p>
            </table:table-cell>
            <table:table-cell table:style-name="TableCell321">
              <text:p text:style-name="P322">provincia</text:p>
            </table:table-cell>
          </table:table-row>
        </table:table>
        <text:p text:style-name="P323"/>
        <text:p text:style-name="P324">Programas Sociales</text:p>
        <table:table table:style-name="Table325">
          <table:table-columns>
            <table:table-column table:style-name="TableColumn326"/>
            <table:table-column table:style-name="TableColumn327"/>
          </table:table-columns>
          <table:table-row table:style-name="TableRow328">
            <table:table-cell table:style-name="TableCell329">
              <text:p text:style-name="P330">Collection</text:p>
            </table:table-cell>
            <table:table-cell table:style-name="TableCell331">
              <text:p text:style-name="P332">entity_type</text:p>
              <text:p text:style-name="P333">name: nombre del tipo de entidad</text:p>
              <text:p text:style-name="P334">hierarchy: nivel de jerarquia</text:p>
            </table:table-cell>
          </table:table-row>
          <table:table-row table:style-name="TableRow335">
            <table:table-cell table:style-name="TableCell336">
              <text:p text:style-name="P337">Controlador</text:p>
            </table:table-cell>
            <table:table-cell table:style-name="TableCell338">
              <text:p text:style-name="P339">entity-type</text:p>
              <text:p text:style-name="P340">create(name,hierarchy)[Trz]:mínimo 3 letras,único y orden jerarquico del 0(Ministerio) hasta el 4(Instituciones)</text:p>
              <text:p text:style-name="P341">findAll(paginaActual,cantidaXPagina):se devuelven todos los elementos en paginacion</text:p>
              <text:p text:style-name="P342">findOne(id):devuelve los atributos de ese documento en especifico</text:p>
              <text:p text:style-name="P343">update(id,datos)[Trz]:se actualizan los datos de ese elemento en especifico.</text:p>
              <text:p text:style-name="P344">remove(id)[Trz]:elimina de forma logica el elemento</text:p>
              <text:p text:style-name="P345">search(criterio):se busca en criterios de nombre</text:p>
            </table:table-cell>
          </table:table-row>
          <table:table-row table:style-name="TableRow346">
            <table:table-cell table:style-name="TableCell347">
              <text:p text:style-name="P348">Dependencia</text:p>
            </table:table-cell>
            <table:table-cell table:style-name="TableCell349">
              <text:p text:style-name="P350">provincia</text:p>
            </table:table-cell>
          </table:table-row>
        </table:table>
        <text:p text:style-name="P351"/>
        <text:p text:style-name="P352">Manifestaciones Artísticas</text:p>
        <table:table table:style-name="Table353">
          <table:table-columns>
            <table:table-column table:style-name="TableColumn354"/>
            <table:table-column table:style-name="TableColumn355"/>
          </table:table-columns>
          <table:table-row table:style-name="TableRow356">
            <table:table-cell table:style-name="TableCell357">
              <text:p text:style-name="P358">Collection</text:p>
            </table:table-cell>
            <table:table-cell table:style-name="TableCell359">
              <text:p text:style-name="P360">entity_type</text:p>
              <text:p text:style-name="P361">name: nombre del tipo de entidad</text:p>
              <text:p text:style-name="P362">hierarchy: nivel de jerarquia</text:p>
            </table:table-cell>
          </table:table-row>
          <table:table-row table:style-name="TableRow363">
            <table:table-cell table:style-name="TableCell364">
              <text:p text:style-name="P365">Controlador</text:p>
            </table:table-cell>
            <table:table-cell table:style-name="TableCell366">
              <text:p text:style-name="P367">entity-type</text:p>
              <text:p text:style-name="P368">create(name,hierarchy)[Trz]:mínimo 3 letras,único y orden jerarquico del 0(Ministerio) hasta el 4(Instituciones)</text:p>
              <text:p text:style-name="P369">findAll(paginaActual,cantidaXPagina):se devuelven todos los elementos en paginacion</text:p>
              <text:p text:style-name="P370">findOne(id):devuelve los atributos de ese documento en especifico</text:p>
              <text:p text:style-name="P371">update(id,datos)[Trz]:se actualizan los datos de ese elemento en especifico.</text:p>
              <text:p text:style-name="P372">remove(id)[Trz]:elimina de forma logica el elemento</text:p>
              <text:p text:style-name="P373">search(criterio):se busca en criterios de nombre</text:p>
            </table:table-cell>
          </table:table-row>
          <table:table-row table:style-name="TableRow374">
            <table:table-cell table:style-name="TableCell375">
              <text:p text:style-name="P376">Dependencia</text:p>
            </table:table-cell>
            <table:table-cell table:style-name="TableCell377">
              <text:p text:style-name="P378">provincia</text:p>
            </table:table-cell>
          </table:table-row>
        </table:table>
        <text:p text:style-name="P379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tru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true"/>
    </style:style>
    <style:style style:name="Encabezadonivel1" style:display-name="Encabezado nivel 1" style:family="paragraph" style:parent-style-name="Normal" style:auto-update="true">
      <style:text-properties style:font-name="Arial" style:font-name-asian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Framecontents" style:display-name="Frame contents" style:family="paragraph" style:parent-style-name="Standard">
      <style:text-properties fo:hyphenate="true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Encabezadonivel1Car" style:display-name="Encabezado nivel 1 Car" style:family="text" style:parent-style-name="Fuentedepárrafopredeter.">
      <style:text-properties style:font-name="Arial" style:font-name-asian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125in" fo:margin-left="0.625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sa</meta:initial-creator>
    <dc:creator>DptoInfo</dc:creator>
    <meta:creation-date>2026-01-02T03:30:00Z</meta:creation-date>
    <dc:date>2026-01-08T21:35:00Z</dc:date>
    <meta:template xlink:href="Normal.dotm" xlink:type="simple"/>
    <meta:editing-cycles>25</meta:editing-cycles>
    <meta:editing-duration>PT33780S</meta:editing-duration>
    <meta:document-statistic meta:page-count="5" meta:paragraph-count="15" meta:word-count="1137" meta:character-count="7604" meta:row-count="54" meta:non-whitespace-character-count="6482"/>
  </office:meta>
</office:document-meta>
</file>